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07c65" officeooo:paragraph-rsid="00007c65"/>
    </style:style>
    <style:style style:name="P2" style:family="paragraph" style:parent-style-name="Standard" style:list-style-name="L1">
      <style:text-properties fo:language="fr" fo:country="FR" officeooo:rsid="00007c65" officeooo:paragraph-rsid="00007c65"/>
    </style:style>
    <style:style style:name="P3" style:family="paragraph" style:parent-style-name="Standard">
      <style:text-properties fo:language="fr" fo:country="FR" officeooo:rsid="00007c65" officeooo:paragraph-rsid="00007c65"/>
    </style:style>
    <style:style style:name="P4" style:family="paragraph" style:parent-style-name="Standard" style:list-style-name="L2">
      <style:text-properties fo:language="fr" fo:country="FR" officeooo:rsid="00007c65" officeooo:paragraph-rsid="00007c65"/>
    </style:style>
    <style:style style:name="P5" style:family="paragraph" style:parent-style-name="Standard" style:list-style-name="L2">
      <style:text-properties fo:language="fr" fo:country="FR" officeooo:rsid="0001e3a0" officeooo:paragraph-rsid="0001e3a0"/>
    </style:style>
    <style:style style:name="P6" style:family="paragraph" style:parent-style-name="Standard" style:list-style-name="L2">
      <style:text-properties fo:language="fr" fo:country="FR" officeooo:rsid="00021b34" officeooo:paragraph-rsid="00021b34"/>
    </style:style>
    <style:style style:name="T1" style:family="text">
      <style:text-properties officeooo:rsid="00026a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:</text:p>
      <text:p text:style-name="P1"/>
      <text:list xml:id="list1115369480" text:style-name="L1">
        <text:list-item>
          <text:p text:style-name="P2">Jusqu’au 18 juin (6 semaines).</text:p>
          <text:p text:style-name="P2"/>
        </text:list-item>
        <text:list-item>
          <text:p text:style-name="P2">Encadré par un enseignant → pas de nouvelle pour l’instant.</text:p>
        </text:list-item>
      </text:list>
      <text:p text:style-name="P1"/>
      <text:p text:style-name="P1">Travail à faire : </text:p>
      <text:p text:style-name="P1"/>
      <text:list xml:id="list3525032220" text:style-name="L2">
        <text:list-item>
          <text:p text:style-name="P4">Discussion sur les différents choix de l’application (cahier des charges).</text:p>
        </text:list-item>
        <text:list-item>
          <text:p text:style-name="P4">Installation <text:s/>( + prise en main? ) du framework.</text:p>
        </text:list-item>
        <text:list-item>
          <text:p text:style-name="P4">Création du git.</text:p>
        </text:list-item>
        <text:list-item>
          <text:p text:style-name="P4">Planning global du projet. </text:p>
        </text:list-item>
        <text:list-item>
          <text:p text:style-name="P5">Répartition des tâches ?</text:p>
        </text:list-item>
        <text:list-item>
          <text:p text:style-name="P5">Serveur discord (plus pratique qu’une discussion).</text:p>
        </text:list-item>
        <text:list-item>
          <text:p text:style-name="P6">Diagramme de classe / <text:span text:style-name="T1">de séquence</text:span>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5-10T17:01:31.915000000</dc:date>
    <meta:editing-duration>PT1H36M58S</meta:editing-duration>
    <meta:editing-cycles>5</meta:editing-cycles>
    <meta:document-statistic meta:table-count="0" meta:image-count="0" meta:object-count="0" meta:page-count="1" meta:paragraph-count="12" meta:word-count="73" meta:character-count="397" meta:non-whitespace-character-count="342"/>
  </office:meta>
</office:document-meta>
</file>